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74a0" officeooo:paragraph-rsid="001474a0"/>
    </style:style>
    <style:style style:name="P2" style:family="paragraph" style:parent-style-name="Standard">
      <style:text-properties officeooo:rsid="001474a0" officeooo:paragraph-rsid="001a9a3f"/>
    </style:style>
    <style:style style:name="T1" style:family="text">
      <style:text-properties officeooo:rsid="00165cfd"/>
    </style:style>
    <style:style style:name="T2" style:family="text">
      <style:text-properties officeooo:rsid="00168bee"/>
    </style:style>
    <style:style style:name="T3" style:family="text">
      <style:text-properties officeooo:rsid="00187c06"/>
    </style:style>
    <style:style style:name="T4" style:family="text">
      <style:text-properties officeooo:rsid="001a1d01"/>
    </style:style>
    <style:style style:name="T5" style:family="text">
      <style:text-properties officeooo:rsid="001a9a3f"/>
    </style:style>
    <style:style style:name="T6" style:family="text">
      <style:text-properties officeooo:rsid="001ade43"/>
    </style:style>
    <style:style style:name="T7" style:family="text">
      <style:text-properties officeooo:rsid="001b5fc7"/>
    </style:style>
    <style:style style:name="T8" style:family="text">
      <style:text-properties officeooo:rsid="001cce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getationssystem: Zielstellung</text:p>
      <text:p text:style-name="P1"/>
      <text:p text:style-name="P1">Die zu erreichenden Ziele des Vegetationsgenerators werden im Folgenden mithilfe</text:p>
      <text:p text:style-name="P1">der in Abschnitt 1.3 definierten Anforderungen an das Projekt spezifiziert.</text:p>
      <text:p text:style-name="P1">-<text:span text:style-name="T1">es soll vegetation auf dem in (ref Terraingen) generierten terrain erzeugt werden</text:span></text:p>
      <text:p text:style-name="P1">-<text:span text:style-name="T1">basis für berechnungen: biome aus (ref biomgenerator)</text:span></text:p>
      <text:p text:style-name="P1">-<text:span text:style-name="T1">dabei folgende Kriterien berücksichtigt</text:span></text:p>
      <text:p text:style-name="P1"/>
      <text:p text:style-name="P1">-<text:span text:style-name="T1">realismus:</text:span></text:p>
      <text:p text:style-name="P1">-<text:span text:style-name="T1">realistische darstellung von vegetation in </text:span><text:span text:style-name="T2">offenen dreidimensionalen welten kann, abhängig vom vorherrschenden ökosystem und dem grad der urbanisierung, einen signifikaten beitrag zur immersion des nutzers leisten.</text:span></text:p>
      <text:p text:style-name="P1">-<text:span text:style-name="T2">Ziel: bekannte muster aus der realen flora der erde </text:span><text:span text:style-name="T3">modellieren → für betrachter glaubwürde darstellung erzielen</text:span></text:p>
      <text:p text:style-name="P1"/>
      <text:p text:style-name="P1">-<text:span text:style-name="T3">flexibilität:</text:span></text:p>
      <text:p text:style-name="P2">-<text:span text:style-name="T4">projekt </text:span><text:span text:style-name="T5">soll </text:span><text:span text:style-name="T4">für ein breites spektrum </text:span><text:span text:style-name="T5">an anwendungen einsetzbar gemacht werden</text:span></text:p>
      <text:p text:style-name="P2"><text:span text:style-name="T5">→ vegetationsgenerator soll parameter zur individuellen anpassung der vegetation auf die bedürfnisse des nutzers anbieten</text:span></text:p>
      <text:p text:style-name="P2">-<text:span text:style-name="T5">besonders vegetationsverteilung und vegetationsmodelle im fokus</text:span></text:p>
      <text:p text:style-name="P2"/>
      <text:p text:style-name="P2">-<text:span text:style-name="T5">performance:</text:span></text:p>
      <text:p text:style-name="P2">-<text:span text:style-name="T5">üblicherweise bilden vegetationsmodelle einen großteil der geometrie digitaler offener welten</text:span></text:p>
      <text:p text:style-name="P2">-<text:span text:style-name="T7">um eine reibungslose Nutzererfahrung bieten zu können,</text:span><text:span text:style-name="T6"> muss sowohl performance des algorithmus zur generierung der vegetation als auch die performance des systems nach der generierung </text:span><text:span text:style-name="T7">beachtet werden → nutzer sollte sich zu keinem zeitpunkt in interaktion mit system beschränkt fühlen</text:span></text:p>
      <text:p text:style-name="P2"/>
      <text:p text:style-name="P2">-<text:span text:style-name="T7">benutzbarkeit:</text:span></text:p>
      <text:p text:style-name="P2">-<text:span text:style-name="T8">die implementierung eines intuitiven UI ist nicht zentraler bestandteil dieser arbeit</text:span></text:p>
      <text:p text:style-name="P2">-<text:span text:style-name="T7">es genügt, wenn der vegetationsgenerator </text:span><text:span text:style-name="T8">volles potenzial bei verwendung durch nutzer entfaltet, der sowohl erfahrung mit der unity game engine besitzt, als auch in das system eingewiesen wurde</text:span></text:p>
      <text:p text:style-name="P2">-<text:span text:style-name="T8">wichtiger ist, arbeitsabläufe des nutzers zur generierung der vegetation gering zu halten</text:span></text:p>
      <text:p text:style-name="P2">-<text:span text:style-name="T8">außerdem gilt es, programmfehler bei der bedienung des vegetationsgenerators zu vermeiden</text:span></text:p>
      <text:p text:style-name="P2">-<text:span text:style-name="T8">dazu zählen beispielsweise fehlerhafte parameter und fehlplatzierte vegetationsmodell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7T11:06:43.458000000</dc:date>
    <meta:editing-duration>PT16M6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22" meta:word-count="243" meta:character-count="1933" meta:non-whitespace-character-count="1712"/>
  </office:meta>
</office:document-meta>
</file>